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text:p>
      <text:p text:style-name="Standard"><text:tab/>Solid State by HTML5 UP</text:p>
      <text:p text:style-name="Standard"><text:tab/>html5up.net | @n33co</text:p>
      <text:p text:style-name="Standard"><text:tab/>Free for personal and commercial use under the CCA 3.0 license (html5up.net/license)</text:p>
      <text:p text:style-name="Standard">--&gt;</text:p>
      <text:p text:style-name="Standard">&lt;!-- Jen C Or M news article --&gt;</text:p>
      <text:p text:style-name="Standard">&lt;!-- Put jersey race with G s. in highlights <text:s/>also john hogan triathlon with pic--&gt;</text:p>
      <text:p text:style-name="Standard">&lt;html&gt;</text:p>
      <text:p text:style-name="Standard"><text:tab/>&lt;head&gt;</text:p>
      <text:p text:style-name="Standard"><text:tab/><text:tab/>&lt;title&gt;Jim's Running Website&lt;/title&gt;</text:p>
      <text:p text:style-name="Standard"><text:tab/><text:tab/>&lt;meta charset="utf-8" /&gt; </text:p>
      <text:p text:style-name="Standard"><text:tab/><text:tab/>&lt;meta name="viewport" content="width=device-width, initial-scale=1" /&gt;</text:p>
      <text:p text:style-name="Standard"><text:tab/><text:tab/>&lt;!--[if lte IE 8]&gt;&lt;script src="assets/js/ie/html5shiv.js"&gt;&lt;/script&gt;&lt;![endif]--&gt;</text:p>
      <text:p text:style-name="Standard"><text:tab/><text:tab/>&lt;link rel="stylesheet" href="assets/css/main.css" /&gt;</text:p>
      <text:p text:style-name="Standard"><text:tab/><text:tab/>&lt;!--[if lte IE 9]&gt;&lt;link rel="stylesheet" href="assets/css/ie9.css" /&gt;&lt;![endif]--&gt;</text:p>
      <text:p text:style-name="Standard"><text:tab/><text:tab/>&lt;!--[if lte IE 8]&gt;&lt;link rel="stylesheet" href="assets/css/ie8.css" /&gt;&lt;![endif]--&gt;</text:p>
      <text:p text:style-name="Standard"><text:tab/>&lt;/head&gt;</text:p>
      <text:p text:style-name="Standard"><text:tab/>&lt;body&gt;</text:p>
      <text:p text:style-name="Standard"/>
      <text:p text:style-name="Standard"><text:tab/><text:tab/>&lt;!-- Page Wrapper --&gt;</text:p>
      <text:p text:style-name="Standard"><text:tab/><text:tab/><text:tab/>&lt;div id="page-wrapper"&gt;</text:p>
      <text:p text:style-name="Standard"/>
      <text:p text:style-name="Standard"><text:tab/><text:tab/><text:tab/><text:tab/>&lt;!-- Header --&gt;</text:p>
      <text:p text:style-name="Standard"><text:tab/><text:tab/><text:tab/><text:tab/><text:tab/>&lt;header id="header" class="alt"&gt;</text:p>
      <text:p text:style-name="Standard"><text:tab/><text:tab/><text:tab/>&lt;!--<text:tab/><text:tab/><text:tab/>&lt;h1&gt;&lt;a href="index.html"&gt;Solid State&lt;/a&gt;&lt;/h1&gt; <text:s text:c="2"/>--&gt;</text:p>
      <text:p text:style-name="Standard"><text:tab/><text:tab/><text:tab/><text:tab/><text:tab/><text:tab/>&lt;nav&gt;</text:p>
      <text:p text:style-name="Standard"><text:tab/><text:tab/><text:tab/><text:tab/>&lt;!--<text:tab/><text:tab/><text:tab/>&lt;a href="#menu"&gt;Menu&lt;/a&gt; <text:s/>--&gt;</text:p>
      <text:p text:style-name="Standard"><text:tab/><text:tab/><text:tab/><text:tab/><text:tab/><text:tab/>&lt;/nav&gt;</text:p>
      <text:p text:style-name="Standard"><text:tab/><text:tab/><text:tab/><text:tab/><text:tab/>&lt;/header&gt;</text:p>
      <text:p text:style-name="Standard"/>
      <text:p text:style-name="Standard"><text:tab/><text:tab/><text:tab/><text:tab/>&lt;!-- Menu --&gt;</text:p>
      <text:p text:style-name="Standard"><text:tab/><text:tab/><text:tab/><text:tab/>&lt;!--<text:tab/>&lt;nav id="menu"&gt;</text:p>
      <text:p text:style-name="Standard"><text:tab/><text:tab/><text:tab/><text:tab/><text:tab/><text:tab/>&lt;div class="inner"&gt;</text:p>
      <text:p text:style-name="Standard"><text:tab/><text:tab/><text:tab/><text:tab/><text:tab/><text:tab/><text:tab/>&lt;h2&gt;Menu&lt;/h2&gt;</text:p>
      <text:p text:style-name="Standard"><text:tab/><text:tab/><text:tab/><text:tab/><text:tab/><text:tab/><text:tab/>&lt;ul class="links"&gt;</text:p>
      <text:p text:style-name="Standard"><text:tab/><text:tab/><text:tab/><text:tab/><text:tab/><text:tab/><text:tab/><text:tab/>&lt;li&gt;&lt;a href="index.html"&gt;Home&lt;/a&gt;&lt;/li&gt;</text:p>
      <text:p text:style-name="Standard"><text:tab/><text:tab/><text:tab/><text:tab/><text:tab/><text:tab/><text:tab/><text:tab/>&lt;li&gt;&lt;a href="generic.html"&gt;Generic&lt;/a&gt;&lt;/li&gt;</text:p>
      <text:p text:style-name="Standard"><text:tab/><text:tab/><text:tab/><text:tab/><text:tab/><text:tab/><text:tab/><text:tab/>&lt;li&gt;&lt;a href="elements.html"&gt;Elements&lt;/a&gt;&lt;/li&gt;</text:p>
      <text:p text:style-name="Standard"><text:tab/><text:tab/><text:tab/><text:tab/><text:tab/><text:tab/><text:tab/>&lt;/ul&gt;</text:p>
      <text:p text:style-name="Standard"><text:tab/><text:tab/><text:tab/><text:tab/><text:tab/><text:tab/><text:tab/>&lt;a href="#" class="close"&gt;Close&lt;/a&gt;</text:p>
      <text:p text:style-name="Standard"/>
      <text:p text:style-name="Standard"><text:tab/><text:tab/><text:tab/><text:tab/><text:tab/><text:tab/>&lt;/div&gt;</text:p>
      <text:p text:style-name="Standard"><text:tab/><text:tab/><text:tab/><text:tab/><text:tab/>&lt;/nav&gt; <text:s text:c="11"/>--&gt;</text:p>
      <text:p text:style-name="Standard"/>
      <text:p text:style-name="Standard"><text:tab/><text:tab/><text:tab/><text:tab/>&lt;!-- Banner --&gt;</text:p>
      <text:p text:style-name="Standard"><text:tab/><text:tab/><text:tab/><text:tab/><text:tab/>&lt;section id="banner"&gt;</text:p>
      <text:p text:style-name="Standard"><text:soft-page-break/><text:tab/><text:tab/><text:tab/><text:tab/><text:tab/><text:tab/>&lt;div class="inner"&gt;</text:p>
      <text:p text:style-name="Standard"><text:tab/><text:tab/><text:tab/><text:tab/>&lt;!--<text:tab/><text:tab/><text:tab/>&lt;div class="logo"&gt;&lt;span class="icon fa-diamond"&gt;&lt;/span&gt;&lt;/div&gt; --&gt; </text:p>
      <text:p text:style-name="Standard"><text:tab/><text:tab/><text:tab/><text:tab/><text:tab/><text:tab/><text:tab/>&lt;h2&gt;Welcome to Jim Runs!&lt;/h2&gt;</text:p>
      <text:p text:style-name="Standard"><text:tab/><text:tab/><text:tab/><text:tab/><text:tab/><text:tab/><text:tab/>&lt;p&gt;I am Jim Lombardi and the purpose of this website is to help me interact with other runners of all ages including those who are in their 60's, 70's and beyond. <text:s/>I started running regularly at the age of 16 in the Spring of 1959 and have run in at least one race during every year since and hope to continue running and racing for many years to come. <text:s/>I have participated in approximately 830 races ranging from 440 yds to 50 miles and have covered approximately 87,000 miles in training and racing. <text:s/>In the past 24 plus years I have run every day except for four. I think my experiences will help me help others enhance their enjoyment of running. The development of this website began on Feb. 1, 2016 and <text:s/>the plan is to continually add information. Since 1962 I have kept a diary of my thoughts, discoveries, workouts, and race results. <text:s/>This diary will be helpful for the website's development. &lt;/p&gt;</text:p>
      <text:p text:style-name="Standard"><text:tab/><text:tab/><text:tab/><text:tab/><text:tab/><text:tab/><text:tab/>&lt;p&gt; <text:s/>&lt;font color="blue"&gt;&lt;FONT </text:p>
      <text:p text:style-name="Standard"><text:s text:c="28"/>style="BACKGROUND-COLOR: yellow"&gt;Each time you click to open a link below, that link will be opened in another tab. <text:s/>To return to the home page click on the "Jim's Running Website" tab in the upper left.&lt;/FONT&gt;&lt;/font&gt; &lt;p&gt;</text:p>
      <text:p text:style-name="Standard"/>
      <text:p text:style-name="Standard"><text:tab/><text:tab/><text:tab/><text:tab/><text:tab/><text:tab/><text:tab/>&lt;p&gt;A list of over 120 highlights in my running career can be found by clicking &lt;a href="HighlightsThruYR2015.pdf"target="_blank"&gt; &lt;font color="blue"&gt;&lt;FONT </text:p>
      <text:p text:style-name="Standard"><text:s text:c="28"/>style="BACKGROUND-COLOR: yellow"&gt;&lt;bold&gt;here&lt;/bold&gt;&lt;/FONT&gt;&lt;/font&gt;. &lt;/a&gt; <text:s text:c="2"/>&lt;/p&gt; <text:s/></text:p>
      <text:p text:style-name="Standard"/>
      <text:p text:style-name="Standard"><text:tab/><text:tab/><text:tab/><text:tab/><text:tab/><text:tab/><text:tab/>&lt;p&gt;To read more about me click &lt;a href="MoreOnJim.pdf"target="_blank"&gt; &lt;font color="blue"&gt;&lt;FONT </text:p>
      <text:p text:style-name="Standard"><text:s text:c="28"/>style="BACKGROUND-COLOR: yellow"&gt;&lt;bold&gt;here&lt;/bold&gt;&lt;/FONT&gt;&lt;/font&gt;. &lt;/a&gt; <text:s text:c="2"/>&lt;/p&gt;</text:p>
      <text:p text:style-name="Standard"><text:tab/><text:tab/><text:tab/><text:tab/><text:tab/><text:tab/>&lt;/div&gt;</text:p>
      <text:p text:style-name="Standard"><text:tab/><text:tab/><text:tab/><text:tab/><text:tab/>&lt;/section&gt;</text:p>
      <text:p text:style-name="Standard"/>
      <text:p text:style-name="Standard"><text:tab/><text:tab/><text:tab/><text:tab/><text:tab/><text:tab/><text:tab/>&lt;!-- Wrapper --&gt;</text:p>
      <text:p text:style-name="Standard"><text:tab/><text:tab/><text:tab/><text:tab/><text:tab/>&lt;section id="wrapper"&gt;</text:p>
      <text:p text:style-name="Standard"/>
      <text:p text:style-name="Standard"><text:tab/><text:tab/><text:tab/><text:tab/><text:tab/><text:tab/>&lt;!-- One --&gt; <text:s/>&lt;!-- <text:s/>Workouts that improved my 5K time by ?? seconds in ?? weeks at age ?? --&gt;</text:p>
      <text:p text:style-name="Standard"/>
      <text:p text:style-name="Standard"><text:tab/><text:tab/><text:tab/><text:tab/><text:tab/><text:tab/><text:tab/>&lt;section id="one" class="wrapper spotlight style1"&gt;</text:p>
      <text:p text:style-name="Standard"><text:tab/><text:tab/><text:tab/><text:tab/><text:tab/><text:tab/><text:tab/><text:tab/>&lt;div class="inner"&gt;</text:p>
      <text:p text:style-name="Standard"><text:tab/><text:tab/><text:tab/><text:tab/><text:tab/><text:tab/><text:tab/><text:tab/><text:tab/>&lt;a href="#" class="image"&gt;&lt;img src="images/jlombardi.jpg" alt="" /&gt;&lt;/a&gt;</text:p>
      <text:p text:style-name="Standard"><text:tab/><text:tab/><text:tab/><text:tab/><text:tab/><text:tab/><text:tab/><text:tab/><text:tab/>&lt;div class="content"&gt;</text:p>
      <text:p text:style-name="Standard"><text:tab/><text:tab/><text:tab/><text:tab/><text:tab/><text:tab/><text:tab/><text:tab/><text:tab/><text:tab/>&lt;h2 class="major"&gt; <text:s text:c="2"/>&lt;/h2&gt;</text:p>
      <text:p text:style-name="Standard"><text:s text:c="20"/>&lt;p&gt;My weekly mileage averaged about 30 miles a week for my first 46 years of running. I never really piled on the miles and maybe this is why my injuries were never very serious and I always enjoyed running. <text:s/>When I started ultramarathon running 11 years ago I increased my average milage to about 40 miles a week. <text:s/>I always include interval training on a regular basis even when I am training <text:soft-page-break/>for marathons and ultramarathons. <text:s/>For me, I think running intervals compensates for the lack of high mileage. It also keeps me in shape for running shorter events. I love running and racing distances of any length up to 50 miles. <text:s/>I also love running on tracks, treadmills, and roads. Recently I have tried running on trails and I know I would love that too but I am not good at it. <text:s/>Years of running on roads have ingrained a running style that makes it difficult for me to lift my feet high off <text:s text:c="3"/>the ground. <text:s/>On trails I trip a lot. <text:s/>I used to mind running hills. <text:s/>In the last 10 years or so I have been running a great deal on hills and have grown to love hill running. <text:s/>Discuss coaches, ralph and correspondence.&lt;/p&gt;</text:p>
      <text:p text:style-name="Standard"><text:s text:c="20"/>&lt;p&gt;Read my correspondence with Ralph by clicking &lt;a href="MoreOnInjuries.pdf"target="_blank"&gt; &lt;font color="blue"&gt;&lt;FONT </text:p>
      <text:p text:style-name="Standard"><text:s text:c="28"/>style="BACKGROUND-COLOR: yellow"&gt;&lt;bold&gt;here&lt;/bold&gt;&lt;/FONT&gt;&lt;/font&gt;. &lt;/a&gt; <text:s text:c="2"/>&lt;/p&gt;</text:p>
      <text:p text:style-name="Standard"><text:s text:c="20"/>&lt;p&gt;The photo to the right is me at the start of the &lt;a href="https://ultrasignup.com/register.aspx?did=34562"target="_blank"&gt;&lt;font color="blue"&gt;&lt;FONT </text:p>
      <text:p text:style-name="Standard"><text:s text:c="28"/>style="BACKGROUND-COLOR: yellow"&gt;Canandaguia 50K&lt;/FONT&gt;&lt;/font&gt;&lt;/a&gt;, October 10, 2015. &lt;/p&gt;</text:p>
      <text:p text:style-name="Standard"><text:s text:c="20"/></text:p>
      <text:p text:style-name="Standard"><text:tab/><text:tab/><text:tab/><text:tab/><text:tab/><text:tab/><text:tab/><text:tab/><text:tab/><text:tab/>&lt;!--&lt;a 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
      <text:p text:style-name="Standard"><text:tab/><text:tab/><text:tab/><text:tab/><text:tab/><text:tab/>&lt;!-- Two --&gt;</text:p>
      <text:p text:style-name="Standard"><text:tab/><text:tab/><text:tab/><text:tab/><text:tab/><text:tab/><text:tab/>&lt;section id="two" class="wrapper alt spotlight style2"&gt;</text:p>
      <text:p text:style-name="Standard"><text:tab/><text:tab/><text:tab/><text:tab/><text:tab/><text:tab/><text:tab/><text:tab/>&lt;div class="inner"&gt;</text:p>
      <text:p text:style-name="Standard"><text:tab/><text:tab/><text:tab/><text:tab/><text:tab/><text:tab/><text:tab/><text:tab/><text:tab/>&lt;a href="#" class="image"&gt;&lt;img src="images/JimAndJimAtPineCreek.jpg" alt="" /&gt;&lt;/a&gt;</text:p>
      <text:p text:style-name="Standard"><text:tab/><text:tab/><text:tab/><text:tab/><text:tab/><text:tab/><text:tab/><text:tab/><text:tab/>&lt;div class="content"&gt;</text:p>
      <text:p text:style-name="Standard"><text:tab/><text:tab/><text:tab/><text:tab/><text:tab/><text:tab/><text:tab/><text:tab/><text:tab/><text:tab/>&lt;h2 class="major"&gt;Dealing with Injuries, February 10, 2016&lt;/h2&gt;</text:p>
      <text:p text:style-name="Standard"><text:tab/><text:tab/><text:tab/><text:tab/><text:tab/><text:tab/><text:tab/><text:tab/><text:tab/><text:tab/>&lt;p&gt;During my years of running I have experienced many injuries and some of these have been reoccurring. <text:s/>These include injuries to my hips, groin areas, hamstrings, Achilles tendons, arches, and balls of feet. <text:s/>At times my right knee has had some discomfort and when I was young I had a few bouts with shin splints. <text:s/>Recently I developed a shin splint in my left leg by running a long hilly course after not doing any hill running for awhile. Until I was in my late sixties I was mainly able to deal with injuries by stretching and cutting back on my speed and mileage. <text:s/>Quite a few times when one of my Achilles tendons bothered me I would run with extra heel lifts. <text:s/>The pain would eventually go away, I would take the lifts out of my shoes and I would be fine. <text:s/>A few years ago injuries started to hang on longer and I needed a better way to deal with them. <text:s/>Hopefully my recent approach to curing injuries with self-massage will be of interest to other runners. <text:s/>&lt;/p&gt;</text:p>
      <text:p text:style-name="Standard"><text:tab/><text:tab/><text:tab/><text:tab/><text:tab/><text:tab/><text:tab/><text:tab/><text:tab/><text:tab/>&lt;p&gt;Read more by clicking &lt;a href="MoreOnInjuries.pdf"target="_blank"&gt; &lt;font color="blue"&gt;&lt;FONT </text:p>
      <text:p text:style-name="Standard"><text:s text:c="28"/>style="BACKGROUND-COLOR: yellow"&gt;&lt;bold&gt;here&lt;/bold&gt;&lt;/FONT&gt;&lt;/font&gt;. &lt;/a&gt; <text:s text:c="2"/>&lt;/p&gt;</text:p>
      <text:p text:style-name="Standard"><text:s text:c="28"/>&lt;p&gt; Jim Fitch introduced me to ultramarathoning in 2005 when he told me about the Mohican 100 Mile Trail Run and I paced him during the Mohican run. <text:s/>Later that year I ran the JFK 50 Miler. In 2012 I paced Jim during the Pine Creek Challenge 100 Mile Run. <text:s/>The photo to the left is at <text:soft-page-break/>the 95 mile mark. &lt;p&gt;</text:p>
      <text:p text:style-name="Standard"/>
      <text:p text:style-name="Standard">&lt;!-- The following 2 lines shows how to include a youtube video --&gt;</text:p>
      <text:p text:style-name="Standard"/>
      <text:p text:style-name="Standard">&lt;!-- <text:s text:c="19"/>&lt;iframe width="560" height="315" src="https://www.youtube.com/embed/S2HRA2wOBiA" frameborder="0" allowfullscreen&gt;&lt;/iframe&gt; <text:s/>--&gt;</text:p>
      <text:p text:style-name="Standard"><text:tab/><text:tab/><text:tab/><text:tab/><text:tab/></text:p>
      <text:p text:style-name="Standard"/>
      <text:p text:style-name="Standard"/>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Three --&gt;</text:p>
      <text:p text:style-name="Standard"><text:tab/><text:tab/><text:tab/><text:tab/><text:tab/><text:tab/><text:tab/>&lt;section id="three" class="wrapper spotlight style3"&gt;</text:p>
      <text:p text:style-name="Standard"><text:tab/><text:tab/><text:tab/><text:tab/><text:tab/><text:tab/><text:tab/><text:tab/>&lt;div class="inner"&gt;</text:p>
      <text:p text:style-name="Standard"><text:tab/><text:tab/><text:tab/><text:tab/><text:tab/><text:tab/><text:tab/><text:tab/><text:tab/>&lt;a href="#" class="image"&gt;&lt;img src="images/JimAndDenysePhilly2011.jpg" alt="" /&gt;&lt;/a&gt;</text:p>
      <text:p text:style-name="Standard"><text:tab/><text:tab/><text:tab/><text:tab/><text:tab/><text:tab/><text:tab/><text:tab/><text:tab/>&lt;div class="content"&gt;</text:p>
      <text:p text:style-name="Standard"><text:tab/><text:tab/><text:tab/><text:tab/><text:tab/><text:tab/><text:tab/><text:tab/><text:tab/><text:tab/>&lt;h2 class="major"&gt;The Joy of Running&lt;/h2&gt;</text:p>
      <text:p text:style-name="Standard"><text:tab/><text:tab/><text:tab/><text:tab/><text:tab/><text:tab/><text:tab/><text:tab/><text:tab/><text:tab/>&lt;p&gt;I enjoy running with other runners. <text:s/>In 2011 I ran with Denyse Hannon in the Philadelphia Marathon. <text:s/>It was her first marathon. <text:s/>This photo was taken a few hundred yards from the finish. <text:s/>You can see the big smile on her face. <text:s/>That's me with the blue shirt. <text:s/>It was great to be with Denyse at the end and to experience her joy. <text:s/>I will never forget it. <text:s/>In 2012 I ran a marathon with another "first timer", Olivia Hemlock. <text:s/>There is nothing quite like it. <text:s/>I recommend it to all runners. &lt;/p&gt;</text:p>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Four --&gt;</text:p>
      <text:p text:style-name="Standard"><text:tab/><text:tab/><text:tab/><text:tab/><text:tab/><text:tab/><text:tab/>&lt;section id="four" class="wrapper alt style1"&gt;</text:p>
      <text:p text:style-name="Standard"><text:tab/><text:tab/><text:tab/><text:tab/><text:tab/><text:tab/><text:tab/><text:tab/>&lt;div class="inner"&gt;</text:p>
      <text:p text:style-name="Standard"><text:tab/><text:tab/><text:tab/><text:tab/><text:tab/><text:tab/><text:tab/><text:tab/>&lt;!--<text:tab/>&lt;h2 class="major"&gt;Vitae phasellus&lt;/h2&gt; --&gt;</text:p>
      <text:p text:style-name="Standard"><text:tab/><text:tab/><text:tab/><text:tab/><text:tab/><text:tab/><text:tab/><text:tab/>&lt;h3 class="major"&gt;-----------------------------------------------George Sheehan---------------------------------------------- &lt;/h3&gt;</text:p>
      <text:p text:style-name="Standard"><text:tab/><text:tab/><text:tab/><text:tab/><text:tab/><text:tab/><text:tab/><text:tab/><text:tab/>&lt;p&gt;In 1963 I met George Sheehan at my first road race. It was in Plainfield NJ. <text:s/>We both had just joined the Central Jersey Track Club. Over the next 5 years we competed in many of the same events and traveled together for some of them. For a number of years he bought me subscriptions to Browning Ross's Long Distance Log. <text:s/>I believe it is the <text:soft-page-break/>first running magazine. In 1965 George, Ed Ayres and I made up the Central Jersey TC team that won the Cherry Tree Marathon in Central Park against teams from the NY metropolitan area. Ed is known as the founder and editor for Running Times magazine and author of running books. George is known now as a running philosopher and writer. I knew him as easy to talk to, a tough competitor and a good friend. <text:s/>In 1971 I moved away from New Jersey and only met George a few times at races after that. <text:s/>One time was in 1983 at the Dublin Marathon. Another time was in ??? at the Hamot 10K in Erie PA not too long before George died. <text:s/>Both times George was a guest speaker. In 1982 we met by chance at a race in Southern New Jersey. The photo below was taken after that race. The newspaper article seen below appeared in George's newspaper, the Red Bank Area's Daily Register the Monday after the 1965 Cherry Tree Marathon. <text:s/>It reports the Central Jersey TC team results. &lt;/p&gt;</text:p>
      <text:p text:style-name="Standard"><text:tab/><text:tab/><text:tab/><text:tab/><text:tab/><text:tab/><text:tab/><text:tab/><text:tab/>&lt;section class="features"&gt;</text:p>
      <text:p text:style-name="Standard"><text:tab/><text:tab/><text:tab/><text:tab/><text:tab/><text:tab/><text:tab/><text:tab/><text:tab/><text:tab/>&lt;article&gt;</text:p>
      <text:p text:style-name="Standard"><text:tab/><text:tab/><text:tab/><text:tab/><text:tab/><text:tab/><text:tab/><text:tab/><text:tab/><text:tab/><text:tab/>&lt;a href="#" class="image"&gt;&lt;img src="images/GeorgeSheehanAndJim1982.jpg" alt="" /&gt;&lt;/a&gt;</text:p>
      <text:p text:style-name="Standard"><text:tab/><text:tab/><text:tab/><text:tab/><text:tab/><text:tab/><text:tab/><text:tab/><text:tab/><text:tab/><text:tab/>&lt;h4 class="major"&gt;. <text:s text:c="5"/>Me with George Sheehan in 1982&lt;/h4&gt; </text:p>
      <text:p text:style-name="Standard"><text:tab/><text:tab/><text:tab/><text:tab/><text:tab/><text:tab/><text:tab/><text:tab/><text:tab/>&lt;!--<text:tab/><text:tab/>&lt;p&gt;Lorem ipsum dolor s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CherryTreeMarathon1965B.jpg" alt="" /&gt;&lt;/a&gt;</text:p>
      <text:p text:style-name="Standard"><text:tab/><text:tab/><text:tab/><text:tab/><text:tab/><text:tab/><text:tab/><text:tab/>&lt;!--<text:tab/><text:tab/><text:tab/>&lt;h3 class="major"&gt;Nisl placer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h3 class="major"&gt;---------------------------------------------Running in Amsterdam-------------------------------------------- &lt;/h3&gt; </text:p>
      <text:p text:style-name="Standard"><text:tab/><text:tab/><text:tab/><text:tab/><text:tab/><text:tab/><text:tab/><text:tab/><text:tab/><text:tab/>&lt;p&gt; <text:s/>Insert info <text:s/>&lt;/p&gt; </text:p>
      <text:p text:style-name="Standard"><text:tab/><text:tab/><text:tab/><text:tab/><text:tab/><text:tab/><text:tab/><text:tab/><text:tab/><text:tab/>&lt;section class="features"&gt; <text:s/>&lt;!-- I added this line <text:s/>--&gt;</text:p>
      <text:p text:style-name="Standard"><text:tab/><text:tab/><text:tab/><text:tab/><text:tab/><text:tab/><text:tab/><text:tab/><text:tab/><text:tab/>&lt;article&gt;</text:p>
      <text:p text:style-name="Standard"><text:tab/><text:tab/><text:tab/><text:tab/><text:tab/><text:tab/><text:tab/><text:tab/><text:tab/><text:tab/><text:tab/>&lt;a href="#" class="image"&gt;&lt;img src="images/JoeAndJimAmsterdam2011.jpg" alt="" /&gt;&lt;/a&gt;</text:p>
      <text:p text:style-name="Standard"><text:tab/><text:tab/><text:tab/><text:tab/><text:tab/><text:tab/><text:tab/><text:tab/><text:tab/>&lt;!--<text:tab/><text:tab/>&lt;h3 class="major"&gt;Ante fermentum&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text:soft-page-break/>class="image"&gt;&lt;img src="images/MaureenAwards6hour.jpg" alt="" /&gt;&lt;/a&gt;</text:p>
      <text:p text:style-name="Standard"><text:tab/><text:tab/><text:tab/><text:tab/><text:tab/><text:tab/><text:tab/><text:tab/><text:tab/>&lt;!--<text:tab/><text:tab/>&lt;h3 class="major"&gt;Fusce consequ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lt;/section&gt;</text:p>
      <text:p text:style-name="Standard"><text:tab/><text:tab/><text:tab/><text:tab/><text:tab/><text:tab/><text:tab/><text:tab/><text:tab/>&lt;ul class="actions"&gt;</text:p>
      <text:p text:style-name="Standard"><text:tab/><text:tab/><text:tab/><text:tab/><text:tab/><text:tab/><text:tab/><text:tab/>&lt;!--<text:tab/><text:tab/>&lt;li&gt;&lt;a href="#" class="button"&gt;Browse All&lt;/a&gt;&lt;/li&gt; --&gt;</text:p>
      <text:p text:style-name="Standard"><text:tab/><text:tab/><text:tab/><text:tab/><text:tab/><text:tab/><text:tab/><text:tab/><text:tab/>&lt;/ul&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lt;/section&gt;</text:p>
      <text:p text:style-name="Standard"/>
      <text:p text:style-name="Standard"><text:tab/><text:tab/><text:tab/><text:tab/>&lt;!-- Footer --&gt;</text:p>
      <text:p text:style-name="Standard"><text:tab/><text:tab/><text:tab/><text:tab/>&lt;!--<text:tab/>&lt;section id="footer"&gt;</text:p>
      <text:p text:style-name="Standard"><text:tab/><text:tab/><text:tab/><text:tab/><text:tab/><text:tab/>&lt;div class="inner"&gt;</text:p>
      <text:p text:style-name="Standard"><text:tab/><text:tab/><text:tab/><text:tab/><text:tab/><text:tab/><text:tab/>&lt;h2 class="major"&gt;Get in touch&lt;/h2&gt;</text:p>
      <text:p text:style-name="Standard"><text:tab/><text:tab/><text:tab/><text:tab/><text:tab/><text:tab/><text:tab/>&lt;p&gt;Cras mattis ante fermentum, malesuada neque vitae, eleifend erat. Phasellus non pulvinar erat. Fusce tincidunt, nisl eget mattis egestas, purus ipsum consequat orci, sit amet lobortis lorem lacus in tellus. Sed ac elementum arcu. Quisque placerat auctor laoreet.&lt;/p&gt;</text:p>
      <text:p text:style-name="Standard"><text:tab/><text:tab/><text:tab/><text:tab/><text:tab/><text:tab/><text:tab/>&lt;form method="post" action="#"&gt;</text:p>
      <text:p text:style-name="Standard"><text:tab/><text:tab/><text:tab/><text:tab/><text:tab/><text:tab/><text:tab/><text:tab/>&lt;div class="field"&gt;</text:p>
      <text:p text:style-name="Standard"><text:tab/><text:tab/><text:tab/><text:tab/><text:tab/><text:tab/><text:tab/><text:tab/><text:tab/>&lt;label for="name"&gt;Name&lt;/label&gt;</text:p>
      <text:p text:style-name="Standard"><text:tab/><text:tab/><text:tab/><text:tab/><text:tab/><text:tab/><text:tab/><text:tab/><text:tab/>&lt;input type="text" name="name" id="name"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email"&gt;Email&lt;/label&gt;</text:p>
      <text:p text:style-name="Standard"><text:tab/><text:tab/><text:tab/><text:tab/><text:tab/><text:tab/><text:tab/><text:tab/><text:tab/>&lt;input type="email" name="email" id="email"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message"&gt;Message&lt;/label&gt;</text:p>
      <text:p text:style-name="Standard"><text:tab/><text:tab/><text:tab/><text:tab/><text:tab/><text:tab/><text:tab/><text:tab/><text:tab/>&lt;textarea name="message" id="message" rows="4"&gt;&lt;/textarea&gt;</text:p>
      <text:p text:style-name="Standard"><text:tab/><text:tab/><text:tab/><text:tab/><text:tab/><text:tab/><text:tab/><text:tab/>&lt;/div&gt;</text:p>
      <text:p text:style-name="Standard"><text:tab/><text:tab/><text:tab/><text:tab/><text:tab/><text:tab/><text:tab/><text:tab/>&lt;ul class="actions"&gt;</text:p>
      <text:p text:style-name="Standard"><text:tab/><text:tab/><text:tab/><text:tab/><text:tab/><text:tab/><text:tab/><text:tab/><text:tab/>&lt;li&gt;&lt;input type="submit" value="Send Message" /&gt;&lt;/li&gt;</text:p>
      <text:p text:style-name="Standard"><text:tab/><text:tab/><text:tab/><text:tab/><text:tab/><text:tab/><text:tab/><text:tab/>&lt;/ul&gt;</text:p>
      <text:p text:style-name="Standard"><text:tab/><text:tab/><text:tab/><text:tab/><text:tab/><text:tab/><text:tab/>&lt;/form&gt;</text:p>
      <text:p text:style-name="Standard"><text:tab/><text:tab/><text:tab/><text:tab/><text:tab/><text:tab/><text:tab/>&lt;ul class="contact"&gt;</text:p>
      <text:p text:style-name="Standard"><text:soft-page-break/><text:tab/><text:tab/><text:tab/><text:tab/><text:tab/><text:tab/><text:tab/><text:tab/>&lt;li class="fa-youtube"&gt;&lt;a href="https://www.youtube.com/channel/UCVg2z9DRhuwaKGPb8oPM4vw"&gt;YouTube&lt;/a&gt;&lt;/li&gt;</text:p>
      <text:p text:style-name="Standard"><text:tab/><text:tab/><text:tab/><text:tab/><text:tab/><text:tab/><text:tab/>&lt;/ul&gt;</text:p>
      <text:p text:style-name="Standard"><text:tab/><text:tab/><text:tab/><text:tab/><text:tab/><text:tab/><text:tab/>&lt;ul class="copyright"&gt;</text:p>
      <text:p text:style-name="Standard"><text:tab/><text:tab/><text:tab/><text:tab/><text:tab/><text:tab/><text:tab/><text:tab/>&lt;li&gt;&amp;copy; Untitled Inc. All rights reserved.&lt;/li&gt;&lt;li&gt;Design: &lt;a href="http://html5up.net"&gt;HTML5 UP&lt;/a&gt;&lt;/li&gt;</text:p>
      <text:p text:style-name="Standard"><text:tab/><text:tab/><text:tab/><text:tab/><text:tab/><text:tab/><text:tab/>&lt;/ul&gt;</text:p>
      <text:p text:style-name="Standard"><text:tab/><text:tab/><text:tab/><text:tab/><text:tab/><text:tab/>&lt;/div&gt;</text:p>
      <text:p text:style-name="Standard"><text:tab/><text:tab/><text:tab/><text:tab/><text:tab/>&lt;/section&gt; <text:s text:c="27"/>--&gt;</text:p>
      <text:p text:style-name="Standard"/>
      <text:p text:style-name="Standard"><text:tab/><text:tab/><text:tab/>&lt;/div&gt;</text:p>
      <text:p text:style-name="Standard"/>
      <text:p text:style-name="Standard"><text:tab/><text:tab/>&lt;!-- Scripts <text:s/>--&gt;</text:p>
      <text:p text:style-name="Standard"><text:tab/><text:tab/><text:tab/>&lt;script src="assets/js/skel.min.js"&gt;&lt;/script&gt;</text:p>
      <text:p text:style-name="Standard"><text:tab/><text:tab/><text:tab/>&lt;script src="assets/js/jquery.min.js"&gt;&lt;/script&gt;</text:p>
      <text:p text:style-name="Standard"><text:tab/><text:tab/><text:tab/>&lt;script src="assets/js/jquery.scrollex.min.js"&gt;&lt;/script&gt;</text:p>
      <text:p text:style-name="Standard"><text:tab/><text:tab/><text:tab/>&lt;script src="assets/js/util.js"&gt;&lt;/script&gt;</text:p>
      <text:p text:style-name="Standard"><text:tab/><text:tab/><text:tab/>&lt;!--[if lte IE 8]&gt;&lt;script src="assets/js/ie/respond.min.js"&gt;&lt;/script&gt;&lt;![endif]--&gt;</text:p>
      <text:p text:style-name="Standard"><text:tab/><text:tab/><text:tab/>&lt;script src="assets/js/main.js"&gt;&lt;/script&gt;</text:p>
      <text:p text:style-name="Standard"/>
      <text:p text:style-name="Standard"><text:tab/>&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14T22:28:51.32</meta:creation-date>
    <meta:document-statistic meta:table-count="0" meta:image-count="0" meta:object-count="0" meta:page-count="7" meta:paragraph-count="181" meta:word-count="1719" meta:character-count="13630"/>
    <dc:date>2016-02-14T22:29:35.93</dc:date>
    <dc:creator>James Lombardi</dc:creator>
    <meta:editing-duration>PT46S</meta:editing-duration>
    <meta:editing-cycles>1</meta:editing-cycles>
    <meta:generator>OpenOffice/4.1.0$Win32 OpenOffice.org_project/410m18$Build-9764</meta:generator>
  </office:meta>
</office:document-meta>
</file>